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Source Sans Pro SemiBold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fals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8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3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4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8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608cm"/>
    </style:style>
    <style:style style:name="gr20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2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788cm"/>
    </style:style>
    <style:style style:name="gr24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2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569cm"/>
    </style:style>
    <style:style style:name="gr2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1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1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" fo:font-size="8pt" style:font-size-asian="8pt" style:font-size-complex="8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  <style:text-properties fo:font-size="24pt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style:font-name="Source Sans Pro SemiBold" fo:font-size="22pt" style:font-size-asian="22pt" style:font-size-complex="22pt"/>
    </style:style>
    <style:style style:name="P15" style:family="paragraph">
      <loext:graphic-properties draw:fill="none" draw:fill-color="#ffffff"/>
      <style:text-properties style:font-name="Source Sans Pro SemiBold" fo:font-size="22pt" style:font-size-asian="22pt" style:font-size-complex="22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text-properties fo:color="#3465a4" fo:font-size="20pt" style:font-size-asian="20pt" style:font-size-complex="20pt"/>
    </style:style>
    <style:style style:name="P18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9" style:family="paragraph"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 draw:fill-color="#73ba25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-color="#729fcf" draw:opacity="100%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color="#ffffff" style:font-name="Source Sans Pro SemiBold" fo:font-size="20pt" style:font-size-asian="20pt" style:font-size-complex="20pt"/>
    </style:style>
    <style:style style:name="P26" style:family="paragraph">
      <loext:graphic-properties draw:fill="none" draw:fill-color="#ffffff"/>
      <style:paragraph-properties fo:text-align="start"/>
      <style:text-properties fo:color="#000000" style:font-name="Source Sans Pro SemiBold" fo:font-size="20pt" style:font-size-asian="20pt" style:font-size-complex="20pt"/>
    </style:style>
    <style:style style:name="P27" style:family="paragraph">
      <style:paragraph-properties fo:text-align="center"/>
      <style:text-properties fo:font-size="8pt" style:font-size-asian="8pt" style:font-size-complex="8pt"/>
    </style:style>
    <style:style style:name="P28" style:family="paragraph">
      <style:paragraph-properties fo:text-align="start"/>
      <style:text-properties fo:color="#ffffff" fo:font-size="8pt" style:font-size-asian="8pt" style:font-size-complex="8pt"/>
    </style:style>
    <style:style style:name="P29" style:family="paragraph">
      <style:paragraph-properties fo:text-align="start"/>
      <style:text-properties fo:color="#ffffff" style:font-name="Source Sans Pro Light" fo:font-size="8pt" style:font-size-asian="8pt" style:font-size-complex="8pt"/>
    </style:style>
    <style:style style:name="P30" style:family="paragraph">
      <style:paragraph-properties fo:text-align="center"/>
      <style:text-properties fo:color="#333333" style:font-name="Source Sans Pro Light" fo:font-size="8pt" style:font-size-asian="8pt" style:font-size-complex="8pt"/>
    </style:style>
    <style:style style:name="P31" style:family="paragraph">
      <style:paragraph-properties fo:text-align="start"/>
      <style:text-properties fo:font-size="8pt" style:font-size-asian="8pt" style:font-size-complex="8pt"/>
    </style:style>
    <style:style style:name="P32" style:family="paragraph"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" fo:font-size="24pt" style:font-size-asian="24pt" style:font-size-complex="24pt"/>
    </style:style>
    <style:style style:name="T9" style:family="text">
      <style:text-properties style:font-name="Source Sans Pro SemiBold" fo:font-size="22pt" style:font-size-asian="22pt" style:font-size-complex="22pt"/>
    </style:style>
    <style:style style:name="T10" style:family="text">
      <style:text-properties fo:color="#3465a4" fo:font-size="20pt" style:font-size-asian="20pt" style:font-size-complex="20pt"/>
    </style:style>
    <style:style style:name="T11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fffff" style:font-name="Source Sans Pro SemiBold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style:font-name="Source Sans Pro SemiBold" fo:font-size="20pt" style:font-size-asian="20pt" style:font-size-complex="20pt"/>
    </style:style>
    <style:style style:name="T14" style:family="text">
      <style:text-properties fo:color="#000000" style:font-name="Source Sans Pro SemiBold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000000" style:font-name="Source Sans Pro SemiBol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style:font-name="Source Sans Pro SemiBold" fo:font-size="20pt" style:font-size-asian="20pt" style:font-size-complex="20pt"/>
    </style:style>
    <style:style style:name="T17" style:family="text">
      <style:text-properties fo:color="#000000" style:font-name="Source Sans Pro SemiBold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ource Sans Pro SemiBold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Source Sans Pro Semibold" fo:font-style="normal" fo:text-shadow="none" style:text-underline-style="none" fo:font-weight="normal" style:letter-kerning="true" style:font-name-asian="Liberation Sans1" style:font-style-asian="normal" style:font-weight-asian="normal" style:font-name-complex="Liberation Sans1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style:font-name="Source Sans Pro Semibold"/>
    </style:style>
    <style:style style:name="T22" style:family="text">
      <style:text-properties fo:color="#333333" style:font-name="Source Sans Pro Light"/>
    </style:style>
    <style:style style:name="T23" style:family="text">
      <style:text-properties style:font-name="Source Sans Pro SemiBold"/>
    </style:style>
    <style:style style:name="T24" style:family="text">
      <style:text-properties fo:color="#ffffff" style:font-name="Source Sans Pro Light" fo:font-size="8pt" style:font-size-asian="8pt" style:font-size-complex="8pt"/>
    </style:style>
    <style:style style:name="T25" style:family="text">
      <style:text-properties fo:color="#ffffff" style:font-name="Source Sans Pro Semibold" fo:font-size="8pt" style:font-size-asian="8pt" style:font-size-complex="8pt"/>
    </style:style>
    <style:style style:name="T26" style:family="text">
      <style:text-properties fo:color="#000000" style:font-name="Source Sans Pro SemiBold"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000000" style:font-name="Source Sans Pro SemiBol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</text:span><text:span text:style-name="T1">zenie do </text:span><text:span text:style-name="T1">algorytm</text:span><text:span text:style-name="T1">ów</text:span><text:span text:style-name="T1"><text:line-break/></text:span><text:span text:style-name="T1">i struktur </text:span><text:span text:style-name="T1">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0.001cm" svg:height="1.187cm" svg:x="4.318cm" svg:y="-1.524cm">
          <draw:text-box>
            <text:p/>
          </draw:text-box>
        </draw:frame>
        <draw:frame draw:style-name="gr4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5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9.734cm" svg:y1="8.949cm" svg:x2="21.258cm" svg:y2="13.267cm">
          <text:p/>
        </draw:line>
        <draw:line draw:style-name="gr6" draw:text-style-name="P7" draw:layer="layout" svg:x1="22.782cm" svg:y1="8.949cm" svg:x2="21.512cm" svg:y2="13.013cm">
          <text:p/>
        </draw:line>
        <draw:custom-shape draw:style-name="gr7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9.734cm" svg:y1="8.949cm" svg:x2="17.956cm" svg:y2="11.743cm">
          <text:p/>
        </draw:line>
        <draw:line draw:style-name="gr6" draw:text-style-name="P7" draw:layer="layout" svg:x1="17.702cm" svg:y1="11.997cm" svg:x2="22.528cm" svg:y2="9.048cm">
          <text:p/>
        </draw:line>
        <draw:custom-shape draw:style-name="gr7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2.782cm" svg:y1="8.949cm" svg:x2="24.56cm" svg:y2="11.743cm">
          <text:p/>
        </draw:line>
        <draw:line draw:style-name="gr6" draw:text-style-name="P7" draw:layer="layout" svg:x1="24.306cm" svg:y1="11.743cm" svg:x2="19.988cm" svg:y2="8.949cm">
          <text:p/>
        </draw:line>
        <draw:custom-shape draw:style-name="gr7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21.385cm" svg:y1="4.885cm" svg:x2="19.734cm" svg:y2="8.695cm">
          <text:p/>
        </draw:line>
        <draw:custom-shape draw:style-name="gr7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1.512cm" svg:y1="4.885cm" svg:x2="22.782cm" svg:y2="8.949cm">
          <text:p/>
        </draw:line>
        <draw:custom-shape draw:style-name="gr7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10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20.462cm" svg:y2="13.854cm">
            <text:p/>
          </draw:line>
          <draw:line draw:style-name="gr11" draw:text-style-name="P7" draw:layer="layout" svg:x1="22.647cm" svg:y1="7.661cm" svg:x2="20.826cm" svg:y2="13.489cm">
            <text:p/>
          </draw:line>
          <draw:custom-shape draw:style-name="gr12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15.726cm" svg:y2="11.668cm">
            <text:p/>
          </draw:line>
          <draw:line draw:style-name="gr11" draw:text-style-name="P7" draw:layer="layout" svg:x1="15.362cm" svg:y1="12.032cm" svg:x2="22.283cm" svg:y2="7.803cm">
            <text:p/>
          </draw:line>
          <draw:custom-shape draw:style-name="gr13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2.647cm" svg:y1="7.661cm" svg:x2="25.197cm" svg:y2="11.668cm">
            <text:p/>
          </draw:line>
          <draw:line draw:style-name="gr11" draw:text-style-name="P7" draw:layer="layout" svg:x1="24.833cm" svg:y1="11.668cm" svg:x2="18.64cm" svg:y2="7.661cm">
            <text:p/>
          </draw:line>
          <draw:custom-shape draw:style-name="gr13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7" draw:layer="layout" svg:x1="20.644cm" svg:y1="1.832cm" svg:x2="18.276cm" svg:y2="7.296cm">
            <text:p/>
          </draw:line>
          <draw:custom-shape draw:style-name="gr15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0.826cm" svg:y1="1.832cm" svg:x2="22.647cm" svg:y2="7.66cm">
            <text:p/>
          </draw:line>
          <draw:custom-shape draw:style-name="gr16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12" draw:layer="layout" svg:width="28.001cm" svg:height="1.72cm" svg:x="0cm" svg:y="6.581cm">
          <text:p text:style-name="P11"><text:span text:style-name="T8">C</text:span><text:span text:style-name="T8">z</text:span><text:span text:style-name="T8">e</text:span><text:span text:style-name="T8">g</text:span><text:span text:style-name="T8">o</text:span><text:span text:style-name="T8"> </text:span><text:span text:style-name="T8">n</text:span><text:span text:style-name="T8">a</text:span><text:span text:style-name="T8">u</text:span><text:span text:style-name="T8">c</text:span><text:span text:style-name="T8">z</text:span><text:span text:style-name="T8">ę</text:span><text:span text:style-name="T8"> </text:span><text:span text:style-name="T8">s</text:span><text:span text:style-name="T8">i</text:span><text:span text:style-name="T8">ę</text:span><text:span text:style-name="T8"> </text:span><text:span text:style-name="T8">p</text:span><text:span text:style-name="T8">o</text:span><text:span text:style-name="T8">d</text:span><text:span text:style-name="T8">c</text:span><text:span text:style-name="T8">z</text:span><text:span text:style-name="T8">a</text:span><text:span text:style-name="T8">s</text:span><text:span text:style-name="T8"> </text:span><text:span text:style-name="T8">w</text:span><text:span text:style-name="T8">a</text:span><text:span text:style-name="T8">r</text:span><text:span text:style-name="T8">s</text:span><text:span text:style-name="T8">z</text:span><text:span text:style-name="T8">t</text:span><text:span text:style-name="T8">a</text:span><text:span text:style-name="T8">t</text:span><text:span text:style-name="T8">u</text:span><text:span text:style-name="T8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17.793cm" svg:height="4.858cm" svg:x="5.089cm" svg:y="5.446cm">
          <draw:text-box>
            <text:p text:style-name="P14"><text:span text:style-name="T9">C</text:span><text:span text:style-name="T9">z</text:span><text:span text:style-name="T9">a</text:span><text:span text:style-name="T9">s</text:span><text:span text:style-name="T9">e</text:span><text:span text:style-name="T9">m</text:span><text:span text:style-name="T9"> </text:span><text:span text:style-name="T9">o</text:span><text:span text:style-name="T9">b</text:span><text:span text:style-name="T9">l</text:span><text:span text:style-name="T9">i</text:span><text:span text:style-name="T9">c</text:span><text:span text:style-name="T9">z</text:span><text:span text:style-name="T9">e</text:span><text:span text:style-name="T9">n</text:span><text:span text:style-name="T9">i</text:span><text:span text:style-name="T9">e</text:span><text:span text:style-name="T9"> </text:span><text:span text:style-name="T9">p</text:span><text:span text:style-name="T9">r</text:span><text:span text:style-name="T9">z</text:span><text:span text:style-name="T9">y</text:span><text:span text:style-name="T9">b</text:span><text:span text:style-name="T9">l</text:span><text:span text:style-name="T9">i</text:span><text:span text:style-name="T9">ż</text:span><text:span text:style-name="T9">o</text:span><text:span text:style-name="T9">n</text:span><text:span text:style-name="T9">e</text:span><text:span text:style-name="T9">g</text:span><text:span text:style-name="T9">o</text:span><text:span text:style-name="T9"> </text:span><text:span text:style-name="T9">w</text:span><text:span text:style-name="T9">y</text:span><text:span text:style-name="T9">n</text:span><text:span text:style-name="T9">i</text:span><text:span text:style-name="T9">k</text:span><text:span text:style-name="T9">u</text:span><text:span text:style-name="T9"> </text:span><text:span text:style-name="T9">j</text:span><text:span text:style-name="T9">e</text:span><text:span text:style-name="T9">s</text:span><text:span text:style-name="T9">t</text:span><text:span text:style-name="T9"> </text:span><text:span text:style-name="T9">j</text:span><text:span text:style-name="T9">e</text:span><text:span text:style-name="T9">d</text:span><text:span text:style-name="T9">y</text:span><text:span text:style-name="T9">n</text:span><text:span text:style-name="T9">y</text:span><text:span text:style-name="T9">m</text:span><text:span text:style-name="T9"> </text:span><text:span text:style-name="T9">a</text:span><text:span text:style-name="T9">k</text:span><text:span text:style-name="T9">c</text:span><text:span text:style-name="T9">e</text:span><text:span text:style-name="T9">p</text:span><text:span text:style-name="T9">t</text:span><text:span text:style-name="T9">o</text:span><text:span text:style-name="T9">w</text:span><text:span text:style-name="T9">a</text:span><text:span text:style-name="T9">l</text:span><text:span text:style-name="T9">n</text:span><text:span text:style-name="T9">y</text:span><text:span text:style-name="T9">m</text:span><text:span text:style-name="T9"> </text:span><text:span text:style-name="T9">r</text:span><text:span text:style-name="T9">o</text:span><text:span text:style-name="T9">z</text:span><text:span text:style-name="T9">w</text:span><text:span text:style-name="T9">i</text:span><text:span text:style-name="T9">ą</text:span><text:span text:style-name="T9">z</text:span><text:span text:style-name="T9">a</text:span><text:span text:style-name="T9">n</text:span><text:span text:style-name="T9">i</text:span><text:span text:style-name="T9">e</text:span><text:span text:style-name="T9">m</text:span><text:span text:style-name="T9">.</text:span></text:p>
            <text:p text:style-name="P14"><text:span text:style-name="T9"/></text:p>
            <text:p text:style-name="P14"><text:span text:style-name="T9">C</text:span><text:span text:style-name="T9">z</text:span><text:span text:style-name="T9">a</text:span><text:span text:style-name="T9">s</text:span><text:span text:style-name="T9"> </text:span><text:span text:style-name="T9">w</text:span><text:span text:style-name="T9">y</text:span><text:span text:style-name="T9">k</text:span><text:span text:style-name="T9">o</text:span><text:span text:style-name="T9">n</text:span><text:span text:style-name="T9">a</text:span><text:span text:style-name="T9">n</text:span><text:span text:style-name="T9">i</text:span><text:span text:style-name="T9">a</text:span><text:span text:style-name="T9"> </text:span><text:span text:style-name="T9">j</text:span><text:span text:style-name="T9">e</text:span><text:span text:style-name="T9">s</text:span><text:span text:style-name="T9">t</text:span><text:span text:style-name="T9"> </text:span><text:span text:style-name="T9">t</text:span><text:span text:style-name="T9">y</text:span><text:span text:style-name="T9">l</text:span><text:span text:style-name="T9">k</text:span><text:span text:style-name="T9">o</text:span><text:span text:style-name="T9"> </text:span><text:span text:style-name="T9">j</text:span><text:span text:style-name="T9">e</text:span><text:span text:style-name="T9">d</text:span><text:span text:style-name="T9">n</text:span><text:span text:style-name="T9">ą</text:span><text:span text:style-name="T9"> </text:span><text:span text:style-name="T9">z</text:span><text:span text:style-name="T9"> </text:span><text:span text:style-name="T9">w</text:span><text:span text:style-name="T9">i</text:span><text:span text:style-name="T9">e</text:span><text:span text:style-name="T9">l</text:span><text:span text:style-name="T9">u</text:span><text:span text:style-name="T9"> </text:span><text:span text:style-name="T9">m</text:span><text:span text:style-name="T9">e</text:span><text:span text:style-name="T9">t</text:span><text:span text:style-name="T9">r</text:span><text:span text:style-name="T9">y</text:span><text:span text:style-name="T9">k</text:span><text:span text:style-name="T9"> </text:span><text:span text:style-name="T9">w</text:span><text:span text:style-name="T9">y</text:span><text:span text:style-name="T9">d</text:span><text:span text:style-name="T9">a</text:span><text:span text:style-name="T9">j</text:span><text:span text:style-name="T9">n</text:span><text:span text:style-name="T9">o</text:span><text:span text:style-name="T9">ś</text:span><text:span text:style-name="T9">c</text:span><text:span text:style-name="T9">i</text:span><text:span text:style-name="T9">.</text:span></text:p>
          </draw:text-box>
        </draw:frame>
        <draw:g>
          <draw:g>
            <draw:custom-shape draw:style-name="gr20" draw:text-style-name="P16" draw:layer="layout" svg:width="0.931cm" svg:height="0.931cm" svg:x="3.617cm" svg:y="5.50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21" draw:text-style-name="P18" draw:layer="layout" svg:width="0.704cm" svg:height="1.038cm" svg:x="3.743cm" svg:y="5.465cm">
              <draw:text-box>
                <text:p text:style-name="P17"><text:span text:style-name="T10">!</text:span></text:p>
              </draw:text-box>
            </draw:frame>
          </draw:g>
          <draw:g>
            <draw:custom-shape draw:style-name="gr20" draw:text-style-name="P16" draw:layer="layout" svg:width="0.931cm" svg:height="0.931cm" svg:x="3.616cm" svg:y="5.50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21" draw:text-style-name="P18" draw:layer="layout" svg:width="0.704cm" svg:height="1.038cm" svg:x="3.742cm" svg:y="5.465cm">
              <draw:text-box>
                <text:p text:style-name="P17"><text:span text:style-name="T10">!</text:span></text:p>
              </draw:text-box>
            </draw:frame>
          </draw:g>
          <draw:custom-shape draw:style-name="gr22" draw:text-style-name="P16" draw:layer="layout" svg:width="0.931cm" svg:height="0.931cm" svg:x="3.616cm" svg:y="5.50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3" draw:text-style-name="P20" draw:layer="layout" svg:width="0.704cm" svg:height="1.038cm" svg:x="3.708cm" svg:y="5.465cm">
            <draw:text-box>
              <text:p text:style-name="P19"><text:span text:style-name="T11">!</text:span></text:p>
            </draw:text-box>
          </draw:frame>
        </draw:g>
        <draw:g>
          <draw:path draw:style-name="gr24" draw:text-style-name="P21" draw:layer="layout" svg:width="0.931cm" svg:height="0.923cm" svg:x="2.537cm" svg:y="5.48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5" draw:text-style-name="P22" draw:layer="layout" svg:width="0.61cm" svg:height="0.378cm" svg:x="2.698cm" svg:y="5.755cm" svg:viewBox="0 0 611 379" svg:d="M0 153c76 76 152 151 228 226 128-126 255-253 383-379">
            <text:p/>
          </draw:path>
        </draw:g>
        <draw:g>
          <draw:g>
            <draw:custom-shape draw:style-name="gr20" draw:text-style-name="P16" draw:layer="layout" svg:width="0.931cm" svg:height="0.931cm" svg:x="3.634cm" svg:y="8.20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21" draw:text-style-name="P18" draw:layer="layout" svg:width="0.704cm" svg:height="1.038cm" svg:x="3.76cm" svg:y="8.161cm">
              <draw:text-box>
                <text:p text:style-name="P17"><text:span text:style-name="T10">!</text:span></text:p>
              </draw:text-box>
            </draw:frame>
          </draw:g>
          <draw:g>
            <draw:custom-shape draw:style-name="gr20" draw:text-style-name="P16" draw:layer="layout" svg:width="0.931cm" svg:height="0.931cm" svg:x="3.633cm" svg:y="8.20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21" draw:text-style-name="P18" draw:layer="layout" svg:width="0.704cm" svg:height="1.038cm" svg:x="3.759cm" svg:y="8.161cm">
              <draw:text-box>
                <text:p text:style-name="P17"><text:span text:style-name="T10">!</text:span></text:p>
              </draw:text-box>
            </draw:frame>
          </draw:g>
          <draw:custom-shape draw:style-name="gr22" draw:text-style-name="P16" draw:layer="layout" svg:width="0.931cm" svg:height="0.931cm" svg:x="3.633cm" svg:y="8.2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3" draw:text-style-name="P20" draw:layer="layout" svg:width="0.704cm" svg:height="1.038cm" svg:x="3.725cm" svg:y="8.161cm">
            <draw:text-box>
              <text:p text:style-name="P19"><text:span text:style-name="T11">!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g>
          <draw:custom-shape draw:style-name="gr10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20.462cm" svg:y2="13.854cm">
            <text:p/>
          </draw:line>
          <draw:line draw:style-name="gr11" draw:text-style-name="P7" draw:layer="layout" svg:x1="22.647cm" svg:y1="7.661cm" svg:x2="20.826cm" svg:y2="13.489cm">
            <text:p/>
          </draw:line>
          <draw:custom-shape draw:style-name="gr12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15.726cm" svg:y2="11.668cm">
            <text:p/>
          </draw:line>
          <draw:line draw:style-name="gr11" draw:text-style-name="P7" draw:layer="layout" svg:x1="15.362cm" svg:y1="12.032cm" svg:x2="22.283cm" svg:y2="7.803cm">
            <text:p/>
          </draw:line>
          <draw:custom-shape draw:style-name="gr13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2.647cm" svg:y1="7.661cm" svg:x2="25.197cm" svg:y2="11.668cm">
            <text:p/>
          </draw:line>
          <draw:line draw:style-name="gr11" draw:text-style-name="P7" draw:layer="layout" svg:x1="24.833cm" svg:y1="11.668cm" svg:x2="18.64cm" svg:y2="7.661cm">
            <text:p/>
          </draw:line>
          <draw:custom-shape draw:style-name="gr13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7" draw:layer="layout" svg:x1="20.644cm" svg:y1="1.832cm" svg:x2="18.276cm" svg:y2="7.296cm">
            <text:p/>
          </draw:line>
          <draw:custom-shape draw:style-name="gr15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0.826cm" svg:y1="1.832cm" svg:x2="22.647cm" svg:y2="7.66cm">
            <text:p/>
          </draw:line>
          <draw:custom-shape draw:style-name="gr16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12" draw:layer="layout" svg:width="28.001cm" svg:height="1.72cm" svg:x="0cm" svg:y="6.581cm">
          <text:p text:style-name="P22"><text:span text:style-name="T8">Czym jest </text:span><text:span text:style-name="T8">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custom-shape draw:style-name="gr26" draw:text-style-name="P23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25" draw:layer="layout" svg:width="25.041cm" svg:height="6.819cm" svg:x="2.54cm" svg:y="4.466cm">
          <draw:text-box>
            <text:p><text:span text:style-name="T12">Algorytm</text:span><text:span text:style-name="T13"> </text:span><text:span text:style-name="T12">-</text:span><text:span text:style-name="T13"> </text:span><text:span text:style-name="T13">ciąg </text:span><text:span text:style-name="T13">jednoznaczn</text:span><text:span text:style-name="T13">ie </text:span><text:span text:style-name="T13">zdefiniowan</text:span><text:span text:style-name="T13">ych </text:span><text:span text:style-name="T13">czynności, </text:span><text:span text:style-name="T13">przekształca</text:span><text:span text:style-name="T13">jących </text:span><text:span text:style-name="T13">pewne dane </text:span><text:span text:style-name="T13">wejściowe </text:span><text:span text:style-name="T13">do pewnych </text:span><text:span text:style-name="T13">danych </text:span><text:span text:style-name="T13">wyjściowych</text:span><text:span text:style-name="T13">, w celu </text:span><text:span text:style-name="T13">rozwiązania </text:span><text:span text:style-name="T13">określonego </text:span><text:span text:style-name="T13">problemu.</text:span></text:p>
            <text:p><text:span text:style-name="T13"/></text:p>
            <text:p><text:span text:style-name="T13"/></text:p>
            <text:p text:style-name="P24"><text:span text:style-name="T13">Dwie </text:span><text:span text:style-name="T13">kluczowe </text:span><text:span text:style-name="T13">cechy </text:span><text:span text:style-name="T13">algorytmu:</text:span></text:p>
            <text:list text:style-name="L3">
              <text:list-item>
                <text:p text:style-name="P24"><text:span text:style-name="T13">zwraca </text:span><text:span text:style-name="T13">poprawny </text:span><text:span text:style-name="T13">wynik</text:span></text:p>
              </text:list-item>
              <text:list-item>
                <text:p><text:span text:style-name="T13">efektywni</text:span><text:span text:style-name="T13">e </text:span><text:span text:style-name="T13">wykorzyst</text:span><text:span text:style-name="T13">uje zasoby </text:span><text:span text:style-name="T13">obliczenio</text:span><text:span text:style-name="T13">we</text:span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26" draw:layer="layout" svg:width="26.022cm" svg:height="13.387cm" svg:x="1.322cm" svg:y="1.349cm">
          <draw:text-box>
            <text:p text:style-name="P2"><text:span text:style-name="T14">Podział </text:span><text:span text:style-name="T14">algorytmów </text:span><text:span text:style-name="T14">ze względu </text:span><text:span text:style-name="T14">na </text:span><text:span text:style-name="T14">definiowani</text:span><text:span text:style-name="T14">e </text:span><text:span text:style-name="T14">“</text:span><text:span text:style-name="T15">poprawnoś</text:span><text:span text:style-name="T15">ci wyniku</text:span><text:span text:style-name="T14">”:</text:span></text:p>
            <text:p><text:span text:style-name="T16"/></text:p>
            <text:p text:style-name="P24"><text:span text:style-name="T17">dokładne</text:span><text:span text:style-name="T16"> – </text:span><text:span text:style-name="T16">zwracają </text:span><text:span text:style-name="T16">optymalne </text:span><text:span text:style-name="T16">rozwiązanie </text:span><text:span text:style-name="T16">(sortowanie </text:span><text:span text:style-name="T16">listy, </text:span><text:span text:style-name="T16">mnożenie </text:span><text:span text:style-name="T16">macieży) <text:s/></text:span></text:p>
            <text:p text:style-name="P24"><text:span text:style-name="T16"/></text:p>
            <text:p><text:span text:style-name="T17">heurystycz</text:span><text:span text:style-name="T17">ne</text:span><text:span text:style-name="T16"> - nie </text:span><text:span text:style-name="T16">gwarantują </text:span><text:span text:style-name="T16">znalezienia </text:span><text:span text:style-name="T16">optymalneg</text:span><text:span text:style-name="T16">o </text:span><text:span text:style-name="T16">rozwiązania. </text:span><text:span text:style-name="T16">Zwracane </text:span><text:span text:style-name="T16">przez niego </text:span><text:span text:style-name="T16">rozwiązanie </text:span><text:span text:style-name="T16">może być </text:span><text:span text:style-name="T16">dowolnie </text:span><text:span text:style-name="T16">odległe od </text:span><text:span text:style-name="T16">optimum. </text:span><text:span text:style-name="T16">Służą do </text:span><text:span text:style-name="T16">znajdowania </text:span><text:span text:style-name="T16">rozwiązań </text:span><text:span text:style-name="T16">problemów </text:span><text:span text:style-name="T16">dla których </text:span><text:span text:style-name="T16">klasyczne </text:span><text:span text:style-name="T16">metody są </text:span><text:span text:style-name="T16">zbyt wolne </text:span><text:span text:style-name="T16">lub nie są w </text:span><text:span text:style-name="T16">stanie </text:span><text:span text:style-name="T16">osiągnąć </text:span><text:span text:style-name="T16">optymalneg</text:span><text:span text:style-name="T16">o wyniku </text:span><text:span text:style-name="T16">(prognozow</text:span><text:span text:style-name="T16">anie </text:span><text:span text:style-name="T16">pogody, </text:span><text:span text:style-name="T16">problem </text:span><text:span text:style-name="T16">komiwojażer</text:span><text:span text:style-name="T16">a).</text:span></text:p>
            <text:p><text:span text:style-name="T16"/></text:p>
            <text:p><text:span text:style-name="T18">aproksyma</text:span><text:span text:style-name="T18">cyjne</text:span><text:span text:style-name="T19"> – tak </text:span><text:span text:style-name="T19">jak </text:span><text:span text:style-name="T19">algorytmy </text:span><text:span text:style-name="T19">heurystyczn</text:span><text:span text:style-name="T19">e nie </text:span><text:span text:style-name="T19">gwarantują </text:span><text:span text:style-name="T19">znalezienia </text:span><text:span text:style-name="T19">optymalneg</text:span><text:span text:style-name="T19">o </text:span><text:span text:style-name="T19">rozwiązania. </text:span><text:span text:style-name="T16">Zwracane </text:span><text:span text:style-name="T16">przez niego </text:span><text:span text:style-name="T16">rozwiązanie </text:span><text:span text:style-name="T16">różni się </text:span><text:span text:style-name="T16">znanym </text:span><text:span text:style-name="T16">czynnikiem </text:span><text:span text:style-name="T16">od </text:span><text:span text:style-name="T16">optymalnej </text:span><text:span text:style-name="T16">miary </text:span><text:span text:style-name="T16">ilościowej </text:span><text:span text:style-name="T16">rozwiązania </text:span><text:span text:style-name="T16">(określenie </text:span><text:span text:style-name="T16">czy liczba </text:span><text:span text:style-name="T16">jest </text:span><text:span text:style-name="T16">pierwsza ze </text:span><text:span text:style-name="T16">wskaźnikie</text:span><text:span text:style-name="T16">m błędu </text:span><text:span text:style-name="T16">wynoszący</text:span><text:span text:style-name="T16">m np. </text:span><text:span text:style-name="T16">2^50).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7"><text:span text:style-name="T20">Miara wydajnośći</text:span></text:p>
              </table:table-cell>
              <table:table-cell table:style-name="ce3">
                <text:p text:style-name="P27"><text:span text:style-name="T21">Przykładowe zwiększenie </text:span><text:span text:style-name="T21">efektywności</text:span></text:p>
              </table:table-cell>
            </table:table-row>
            <table:table-row table:style-name="ro1">
              <table:table-cell table:style-name="ce4">
                <text:p text:style-name="P27"><text:span text:style-name="T22">czas</text:span></text:p>
              </table:table-cell>
              <table:table-cell table:style-name="ce5">
                <text:p text:style-name="P28"><text:span text:style-name="T23">Zwrócenie wyniku w </text:span><text:span text:style-name="T23">akceptowalnym przedziale </text:span><text:span text:style-name="T23">czasowym.</text:span></text:p>
              </table:table-cell>
              <table:table-cell table:style-name="ce6">
                <text:p text:style-name="P29">Posortowanie danych przed wielokrotnym przeszukaniem zbioru dancyh.</text:p>
              </table:table-cell>
            </table:table-row>
            <table:table-row table:style-name="ro1">
              <table:table-cell table:style-name="ce4">
                <text:p text:style-name="P27"><text:span text:style-name="T22">pamięć</text:span></text:p>
              </table:table-cell>
              <table:table-cell table:style-name="ce5">
                <text:p text:style-name="P29"/>
                <text:p text:style-name="P29">Zużycie minimalnej ilości pamięci podczas obliczeń.</text:p>
              </table:table-cell>
              <table:table-cell table:style-name="ce6">
                <text:p text:style-name="P29">Wykonywanie operacji zamian “na miejscu” podczas sortowania.</text:p>
              </table:table-cell>
            </table:table-row>
            <table:table-row table:style-name="ro1">
              <table:table-cell table:style-name="ce4">
                <text:p text:style-name="P27"><text:span text:style-name="T22">pamięć</text:span></text:p>
              </table:table-cell>
              <table:table-cell table:style-name="ce5">
                <text:p text:style-name="P29">Wykorzystanie całej dostępnej pamięci, w celu przyspieszenia działania algorytmu. </text:p>
              </table:table-cell>
              <table:table-cell table:style-name="ce6">
                <text:p text:style-name="P29">Zmiana algorytmu sortowania opierającego się na porównywaniu kluczy, na algorytm sortowania przez zliczanie.</text:p>
              </table:table-cell>
            </table:table-row>
            <table:table-row table:style-name="ro1">
              <table:table-cell table:style-name="ce4">
                <text:p text:style-name="P27"><text:span text:style-name="T22">przestrzeń dyskowa</text:span></text:p>
              </table:table-cell>
              <table:table-cell table:style-name="ce5">
                <text:p text:style-name="P29">Minimalna wielkość pliku.</text:p>
              </table:table-cell>
              <table:table-cell table:style-name="ce6">
                <text:p text:style-name="P29">Zastosowanie algorytmu o wyższym stopniu bezstratnej kompresji danych.</text:p>
              </table:table-cell>
            </table:table-row>
            <table:table-row table:style-name="ro2">
              <table:table-cell table:style-name="ce4">
                <text:p text:style-name="P27"><text:span text:style-name="T22">przepustowości sieci</text:span></text:p>
              </table:table-cell>
              <table:table-cell table:style-name="ce5">
                <text:p text:style-name="P29">Optymalne wykorzystanie przepustowości sieci.</text:p>
              </table:table-cell>
              <table:table-cell table:style-name="ce6">
                <text:p text:style-name="P2"><text:span text:style-name="T24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27"><text:span text:style-name="T22">wydajność energetyczna</text:span></text:p>
              </table:table-cell>
              <table:table-cell table:style-name="ce5">
                <text:p text:style-name="P29">Minimalne zużycie energii elektrycznej potrzebnej do wykonania obliczeń.</text:p>
              </table:table-cell>
              <table:table-cell table:style-name="ce6">
                <text:p text:style-name="P29">Zwiększenie stopnia zwektoryzowania obliczeń wykonywanych na GPU.</text:p>
              </table:table-cell>
            </table:table-row>
            <table:table-row table:style-name="ro2">
              <table:table-cell table:style-name="ce4">
                <text:p text:style-name="P30">stabilność systemu</text:p>
              </table:table-cell>
              <table:table-cell table:style-name="ce7">
                <text:p text:style-name="P31"><text:span text:style-name="T21">Równomierne obciążenie węzłów klastra sieciowego.</text:span></text:p>
              </table:table-cell>
              <table:table-cell table:style-name="ce8">
                <text:p text:style-name="P2"><text:span text:style-name="T25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9" draw:text-style-name="P33" draw:layer="layout" svg:width="25.549cm" svg:height="1.257cm" svg:x="1.373cm" svg:y="1.361cm">
          <draw:text-box>
            <text:p text:style-name="P32"><text:span text:style-name="T26">Przykładowe </text:span><text:span text:style-name="T26">metryki </text:span><text:span text:style-name="T26">“</text:span><text:span text:style-name="T27">efektywnego </text:span><text:span text:style-name="T27">wykorzystywani</text:span><text:span text:style-name="T27">a zasobów </text:span><text:span text:style-name="T27">obliczeniowych</text:span><text:span text:style-name="T26">”</text:span><text:span text:style-name="T26">.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17.793cm" svg:height="4.858cm" svg:x="5.089cm" svg:y="5.446cm">
          <draw:text-box>
            <text:p text:style-name="P14"><text:span text:style-name="T9">Czasem </text:span><text:span text:style-name="T9">obliczenie </text:span><text:span text:style-name="T9">przybliżone</text:span><text:span text:style-name="T9">go wyniku </text:span><text:span text:style-name="T9">jest </text:span><text:span text:style-name="T9">jedynym </text:span><text:span text:style-name="T9">akceptowal</text:span><text:span text:style-name="T9">nym </text:span><text:span text:style-name="T9">rozwiązanie</text:span><text:span text:style-name="T9">m.</text:span></text:p>
            <text:p text:style-name="P14"><text:span text:style-name="T9"/></text:p>
            <text:p text:style-name="P14"><text:span text:style-name="T9">Czas </text:span><text:span text:style-name="T9">wykonania </text:span><text:span text:style-name="T9">jest tylko </text:span><text:span text:style-name="T9">jedną z </text:span><text:span text:style-name="T9">wielu </text:span><text:span text:style-name="T9">metryk </text:span><text:span text:style-name="T9">wydajności.</text:span></text:p>
          </draw:text-box>
        </draw:frame>
        <draw:g>
          <draw:g>
            <draw:custom-shape draw:style-name="gr20" draw:text-style-name="P16" draw:layer="layout" svg:width="0.931cm" svg:height="0.931cm" svg:x="3.617cm" svg:y="5.50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21" draw:text-style-name="P18" draw:layer="layout" svg:width="0.704cm" svg:height="1.038cm" svg:x="3.743cm" svg:y="5.465cm">
              <draw:text-box>
                <text:p text:style-name="P17"><text:span text:style-name="T10">!</text:span></text:p>
              </draw:text-box>
            </draw:frame>
          </draw:g>
          <draw:g>
            <draw:custom-shape draw:style-name="gr20" draw:text-style-name="P16" draw:layer="layout" svg:width="0.931cm" svg:height="0.931cm" svg:x="3.616cm" svg:y="5.50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21" draw:text-style-name="P18" draw:layer="layout" svg:width="0.704cm" svg:height="1.038cm" svg:x="3.742cm" svg:y="5.465cm">
              <draw:text-box>
                <text:p text:style-name="P17"><text:span text:style-name="T10">!</text:span></text:p>
              </draw:text-box>
            </draw:frame>
          </draw:g>
          <draw:custom-shape draw:style-name="gr22" draw:text-style-name="P16" draw:layer="layout" svg:width="0.931cm" svg:height="0.931cm" svg:x="3.616cm" svg:y="5.50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3" draw:text-style-name="P20" draw:layer="layout" svg:width="0.704cm" svg:height="1.038cm" svg:x="3.708cm" svg:y="5.465cm">
            <draw:text-box>
              <text:p text:style-name="P19"><text:span text:style-name="T11">!</text:span></text:p>
            </draw:text-box>
          </draw:frame>
        </draw:g>
        <draw:g>
          <draw:g>
            <draw:custom-shape draw:style-name="gr20" draw:text-style-name="P16" draw:layer="layout" svg:width="0.931cm" svg:height="0.931cm" svg:x="3.634cm" svg:y="8.20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21" draw:text-style-name="P18" draw:layer="layout" svg:width="0.704cm" svg:height="1.038cm" svg:x="3.76cm" svg:y="8.161cm">
              <draw:text-box>
                <text:p text:style-name="P17"><text:span text:style-name="T10">!</text:span></text:p>
              </draw:text-box>
            </draw:frame>
          </draw:g>
          <draw:g>
            <draw:custom-shape draw:style-name="gr20" draw:text-style-name="P16" draw:layer="layout" svg:width="0.931cm" svg:height="0.931cm" svg:x="3.633cm" svg:y="8.20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21" draw:text-style-name="P18" draw:layer="layout" svg:width="0.704cm" svg:height="1.038cm" svg:x="3.759cm" svg:y="8.161cm">
              <draw:text-box>
                <text:p text:style-name="P17"><text:span text:style-name="T10">!</text:span></text:p>
              </draw:text-box>
            </draw:frame>
          </draw:g>
          <draw:custom-shape draw:style-name="gr22" draw:text-style-name="P16" draw:layer="layout" svg:width="0.931cm" svg:height="0.931cm" svg:x="3.633cm" svg:y="8.2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3" draw:text-style-name="P20" draw:layer="layout" svg:width="0.704cm" svg:height="1.038cm" svg:x="3.725cm" svg:y="8.161cm">
            <draw:text-box>
              <text:p text:style-name="P19"><text:span text:style-name="T11">!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30" draw:text-style-name="P4" draw:layer="layout" svg:width="12.7cm" svg:height="4.517cm" svg:x="6.096cm" svg:y="3.81cm">
          <draw:text-box>
            <text:p>https://pl.wikipedia.org/wiki/Algorytm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Source Sans Pro SemiBold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03T09:24:07.943111277</dc:date>
    <meta:editing-duration>PT1H4M14S</meta:editing-duration>
    <meta:editing-cycles>16</meta:editing-cycles>
    <meta:generator>LibreOffice/6.0.7.3$Linux_X86_64 LibreOffice_project/00m0$Build-3</meta:generator>
    <meta:document-statistic meta:object-count="145"/>
  </office:meta>
</office:document-meta>
</file>